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29"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T1" style:family="text">
      <style:text-properties fo:font-variant="normal" fo:text-transform="none" fo:letter-spacing="normal" fo:font-style="normal" fo:font-weight="normal" style:font-weight-asian="normal" style:font-weight-complex="normal"/>
    </style:style>
    <style:style style:name="T2" style:family="text">
      <style:text-properties fo:font-variant="normal" fo:text-transform="none" style:font-name="Times New Roman1" fo:letter-spacing="normal" fo:font-style="normal" style:font-style-asian="normal"/>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normal" fo:background-color="transparent" style:font-name-asian="Calibri" style:font-weight-asian="normal" style:font-name-complex="Calibri"/>
    </style:style>
    <style:style style:name="T6" style:family="text">
      <style:text-properties fo:font-weight="normal" fo:background-color="transparent" style:font-name-asian="Calibri" style:font-weight-asian="normal" style:font-name-complex="Calibri" style:font-weight-complex="normal"/>
    </style:style>
    <style:style style:name="T7" style:family="text">
      <style:text-properties fo:font-weight="normal" fo:background-color="transparent" style:font-name-asian="Calibri" style:font-weight-asian="normal" style:font-name-complex="Calibri" style:font-weight-complex="bold"/>
    </style:style>
    <style:style style:name="T8" style:family="text">
      <style:text-properties fo:font-style="normal" style:text-underline-style="none" fo:font-weight="normal" style:font-style-asian="italic" style:font-style-complex="italic"/>
    </style:style>
    <style:style style:name="T9" style:family="text">
      <style:text-properties fo:font-style="normal"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font-weight-complex="normal"/>
    </style:style>
    <style:style style:name="T15" style:family="text">
      <style:text-properties fo:font-style="italic" fo:font-weight="normal" fo:background-color="transparent" style:font-name-asian="Calibri" style:font-style-asian="italic" style:font-weight-asian="normal" style:font-name-complex="Calibri" style:font-style-complex="italic"/>
    </style:style>
    <style:style style:name="T16"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7" style:family="text">
      <style:text-properties fo:background-color="#ffffff" style:font-name-complex="Arial"/>
    </style:style>
    <style:style style:name="T18" style:family="text">
      <style:text-properties style:font-name-asian="Courier" style:font-name-complex="Courier"/>
    </style:style>
    <style:style style:name="T19" style:family="text">
      <style:text-properties fo:language="de" fo:country="DE" fo:background-color="transparent" style:font-name-asian="Calibri" style:font-name-complex="Calibri"/>
    </style:style>
    <style:style style:name="T20"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3506131738328930947"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5">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5">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5">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5">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5">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5">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6473439153137089105"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7">(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8">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9">Jana Wojciecha D</text:span><text:span text:style-name="T10">ö</text:span><text:span text:style-name="T9">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2013995162156100233" text:style-name="L2">
        <text:list-header>
          <text:p text:style-name="P28"><text:span text:style-name="T4">C</text:span>horągiew husarska (dawna pancerna) Jana Aleksandra Myszkowskiego, pod dowództwem Radeckiego</text:p>
          <text:p text:style-name="P28">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text:s/>Aleksandra Rajnolda Połubińskiego</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8">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8">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8">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2">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4">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4">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2">3.) Garnizon Czorsztyna</text:span> <text:span text:style-name="T12">-</text:span><text:span text:style-name="T4"> około 400 ludzi </text:span></text:p>
      <text:p text:style-name="P1">chorągiew serdyńska, pod rotmistrzem Tomaszem Kazimierzem Głuskim</text:p>
      <text:p text:style-name="P1">Regiment piechoty płk. Andrzeja Prusinowskiego </text:p>
      <text:p text:style-name="P1"/>
      <text:p text:style-name="P5">4.) Garnizon Wiśniccy - <text:span text:style-name="T4">około 600 ludzi </text:span></text:p>
      <text:p text:style-name="P1">Oddział nadworny Lubomierskich </text:p>
      <text:p text:style-name="P1">Regiment piechoty pod dowództwem Prusińskiego</text:p>
      <text:p text:style-name="P1">chorągiew lekka Krzysztofa Szachmancera </text:p>
      <text:p text:style-name="P1"/>
      <text:p text:style-name="P1"><text:span text:style-name="T12">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2">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2">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3944064748364118223"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8">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4">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19">von Salm, von Sachsen-Merseburg pod komendą płk. </text:span><text:span text:style-name="T20">Rolshause (przybyły dopiero na przełomie </text:span><text:soft-page-break/><text:span text:style-name="T20">października i listopada), co dawało ok. 5000 piechoty. Więcej energii wkładano w </text:span><text:span text:style-name="T20">odbudowie i powiększenie stanu jazdy. Wszystkich kirasjerów i dragonów skupiono </text:span><text:span text:style-name="T20">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5450939488927788591" text:style-name="L4">
        <text:list-header>
          <text:p text:style-name="P29"/>
          <text:p text:style-name="P29"/>
          <text:p text:style-name="P29"/>
          <text:p text:style-name="P29"/>
          <text:p text:style-name="P29">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3">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3">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5">W tej sytuacji ruszył Sobieski spod Krakowa przez Olkusz, Sławków, Będzin i Czeladź, gdzie dotarł w dniu 29 października, a dniu następnym stanął w cesarskim Bytomiu (</text:span><text:span text:style-name="T15">Beuthen</text:span><text:span text:style-name="T5">),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5">Oppeln</text:span><text:span text:style-name="T5">), Brzegu (</text:span><text:span text:style-name="T15">Brieg</text:span><text:span text:style-name="T5">) i Wrocławiu (</text:span><text:span text:style-name="T15">Breslau</text:span><text:span text:style-name="T5">).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5">Ratibor</text:span><text:span text:style-name="T5">),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5">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5">Krappitz</text:span><text:span text:style-name="T5">), a w dniu 3 listopada pod Koźle (</text:span><text:span text:style-name="T15">Cosel</text:span><text:span text:style-name="T5">),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5">Mikolina (</text:span><text:span text:style-name="T15">Nikoline</text:span><text:span text:style-name="T5">)</text:span><text:span text:style-name="T5">.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5">Lewin</text:span><text:span text:style-name="T5">), jaki został spustoszony i spalony tego samego dnia. W dniu jednak następnym, nocą wiedzeni przez łunę pożarów dragonii cesarscy – 15 szwadronów i kirasjerzy 9 szwadronów pod </text:span><text:soft-page-break/><text:span text:style-name="T5">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5">Ohlau</text:span><text:span text:style-name="T5">)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5">prowadząc umiejętne manewry oraz wykorzystując załogi w Opolu i Brzegu, przeszkodzą Polakom w efektywnym zablokowaniu Wrocławia</text:span><text:span text:style-name="T5">. </text:span><text:span text:style-name="T6">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6">Kreuzburg</text:span><text:span text:style-name="T6">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3">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3">Dyhernfurth</text:span> ( dwie nowo zwerbowane kompanie regimentu Rimpler ze Ścinawy - <text:span text:style-name="T13">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3">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3">Neumarkt in Schlesien</text:span>), zniszczoną - 15 listopada, a następnego dnia stanęli w Jaworze (<text:span text:style-name="T13">Jauer</text:span>), skąd ściągnięto 15000 talarów kontrybucji. Te ruchy zaniepokoiło dowódców cesarskich. Dotąd niewykorzystywaną jazdę odesłali pod Kąty Wrocławskie (<text:span text:style-name="T13">Canth</text:span>) 15 listopada, potem podeszły wieczorem 16 listopada pod m. Osiek (<text:span text:style-name="T13">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3">Striegau</text:span>) w dniu 17 listopada rano stanęła i spaliła Żarów (<text:span text:style-name="T13">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3">Schweidnitz</text:span>), gdzie był jeszcze tego samego dnia jednak miasta nie zajął i pod dniu przerwy 19 listopada udał się na Świebodzice (<text:span text:style-name="T13">Freiburg</text:span>) i Bolków (<text:span text:style-name="T13">Bolkenhain</text:span>) niezmiernie pustosząc okolice. W dniu 20 listopada był w Świerzawie (<text:span text:style-name="T13">Schönau an der Katzbach</text:span>), następnego w Złotoryi (<text:span text:style-name="T13">Goldberg</text:span>), która też mu się oparła, podobnie jak kolejny cel osiągniety 22 listopada – Legnica (<text:span text:style-name="T13">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3">Zobten am Berge</text:span>). Był tam do 20 listopada. Jazda cesarska tymczasem przeszła przez Żarów na Świdnicę, ale następnego dnia zawróciła i szybko przemieściła się na Wiązów (<text:span text:style-name="T13">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3">Strehlen</text:span>), ale 22 listopada spaliwszy miasto cofnął się na Dzierżoniów (<text:span text:style-name="T13">Reichenbach</text:span>), gdyż od Wiązowa, chcąc wyjść mu naprzeciw gnali przeciw niemu Austriacy. Próbowali go dopaść w dniu 23 listopada pod Pieszycami (<text:span text:style-name="T13">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3">Langenbielau</text:span>) i cofnął się na Świdnicę, w dniu 24 był w Strzegomie. Tam do 26 listopada stał, a potem wyruszył przez Jawor pod Prochowice (<text:span text:style-name="T13">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5">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5">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5">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5">Sohrau</text:span><text:span text:style-name="T5">) i Raciborza, wraz z </text:span><text:soft-page-break/><text:span text:style-name="T5">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3">Herrnstadt</text:span>) i Żmigród (<text:span text:style-name="T13">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3">Namslau</text:span>). Szczęsny Potocki miał stać pod Obornikami Śląskimi (<text:span text:style-name="T13">Obernigk</text:span>) i Trzebnicą (<text:span text:style-name="T13">Trebnitz</text:span>), ale on sam także szybko wyjechał do swych włości i dowództwo nad tymi siłami przyjął Hieronim Lubomirski. Pozostałe oddziały jazdy <text:soft-page-break/>pod komendą A. Miączyńskiego miały stać pod Sycowem (<text:span text:style-name="T13">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1">absolutyzmu</text:span><text:span text:style-name="T13">, </text:span><text:span text:style-name="T11">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4">List</text:span><text:span text:style-name="T11"> </text:span><text:span text:style-name="T13">pewnego obywatela na sejmik proszowicki w punkta ujęty</text:span><text:span text:style-name="T11">”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5"><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5">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6"> </text:span><text:span text:style-name="T1">Antonio Pignatelli (1615-1700) - przyszły papież Innocenty XII, który wcześniej w służbie dyplomatycznej był legatem w Polsce oraz w Austrii, mający jednocześnie silne poparcie kardynała <text:s/>Benedetto Odescalchi'ego (1611-1689) - przyszłego papieża Innocentego XI. <text:s/></text:span><text:span text:style-name="T6">Posłowie Sob</text:span><text:span text:style-name="T5">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 siedzieli po północy, a cesarscy po południowej stronie Odry i obie strony w ten sposób sprawiedliwie oddzieleni pragnęli przede wszystkim przezimować, bez wdawania się w zbrojne </text:span><text:soft-page-break/><text:span text:style-name="T5">starcia. </text:span></text:p>
      <text:p text:style-name="P14"><text:span text:style-name="T5">W marcu 1676 r. na Węgry znów spada najazd Ordy </text:span><text:span text:style-name="T6">B</text:span><text:span text:style-name="T5">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1 marca 1676 r. na ostateczne rozmowy z Polakami w sprawie pokoju. W dniu 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5">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1">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p>
      <text:p text:style-name="P14"><text:span text:style-name="T5">Ponownie dochodzi do rozmów pokojowych za pośrednictwem posłów papieskich. Sobieski pośpiesznie wyznacza już 11 marca swych komisarzy do zawarcia rozejmu i </text:span><text:soft-page-break/><text:span text:style-name="T5">kilka dni później zostaje wyznaczone miejsce rozmów. Polska delegacja w towarzystwie cesarskiego wysłannika osobie Gottlieba Amadeusa Grafa von Windisch - Graetz'a pojawia się na neutralnym gruncie w miejscowości Leśnica (</text:span><text:span text:style-name="T15">Leschnitz</text:span><text:span text:style-name="T5">) niedaleko Opola, gdzie zawarty zostaje w dniu 10 kwietnia rozejm. Na miejscu oczekuje przedstawiciele cesarza Ferdinand Bonaventura I Graf Harrach (1637-1706) </text:span><text:span text:style-name="T6">oraz biskup wrocławski Friedrich von Hessen (1616-1682)</text:span><text:span text:style-name="T5">. Stronę polską reprezentują komisarze królewscy – kanclerz Jan Wielopolski, wojewoda sieradzki Szczęsny Potocki, </text:span><text:span text:style-name="T7">wojewoda kaliski Jana Opalińskiego, kasztelan lwowski Aleksandr Fredro, smoleński Jana Derhoff, biskup warmiński Jan Wydżga oraz biskup krakowski Andrzej Trzebnicki</text:span><text:span text:style-name="T5">. Swoim posłom Sobieski wydał instrukcję dającą im dużą swobodę, nakazująca zawarcie jak najszybszego porozumienia bez forsowania trudności w sprawach drugorzędnych, tak aby uzyskać prawa do Prus i legitymizować prawa do tronu Sobieskich.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text:span><text:soft-page-break/><text:span text:style-name="T5">spekulacji politycznych wobec Węgier. Andrzej Morsztyn wparty francuskimi dyplomatami wysłał swego krewnego Szczęsnego Morsztyna (1631-1687) do księcia Anhalt-Dessau Jana Jerzego III (1627-1693) - będącego wojskowym w służbie brandenburskiej, aby za jego pośrednictwem nawiązać kontakty z Wielkim Elektorem. Wymiany listów z okresu marzec-kwiecień 1676roku nie przyniosły żadnych efektów, propozycje te nie zbudzały zaufania, ale z drugiej strony podsunęły Brandenburczykom myśl podjęcia próby zyskania wpływów w kręgu ludzi dotąd bliskich Sobieskiego i zainfekowania jego obozu jadem opozycji, a nie dotąd wspierania tylko jego zdeklarowanych wrogów. </text:span></text:p>
      <text:p text:style-name="P11">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text:soft-page-break/>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text:soft-page-break/>sformułowały swe stanowisko. Kolejne sesje odbyły się w dniu 27 kwietnia, 30 kwietnia, 2 maja, 4 maja, 8 maja i 14 maja. Potwierdzając treść rozejmu poza kontrowersjami znajdowały się <text:s/>uznanie dawnych granic i brak roszczeń terytorialnych. Zobowiązanie stron do nie spierania wzajemnych wrogów, dla cesarza miało znaczenie zapewnienie Polaków od powstrzymania pomocy dla Węgrów. Miano zamknąć granicę przed wysyłaniem broni, ochotników, francuskiej pomocy, miano wydalić francuskich agentów to organizujących. Polacy dosyć chętnie przystali na ten zapis, choć w przyszłości gorzej było z jego przestrzeganiem, w każdym razie Jan III zdecydowanie odciął się od pomocy dla węgierskich rebeliantów i inspirowania tatarskich napadów. Z przeciwnej strony cesarscy dyplomaci mieli zagwarantować nie udzielania żadnego wsparcia opozycji antykrólewskiej i przystępowania do działań wymierzonych w Jana III i jego syna Jakuba, oraz potwierdzić uznanie dla efektów polskiej elekcji. Habsburgowie mieli zrezygnować ze wszelkich pretensji do korony polskiej, w ich imieniu zobowiązanie te zaprzysięgał cesarz, którego reprezentowali jego dyplomaci. W zamian Sobieski uznawał prawa cesarza do węgierskiej korony. Strony uzgodniły wspólną politykę wobec zaatakowania ich przez wspólnych wrogów, ale nie był to traktat sojuszniczy, bowiem nie miał ten zapis gwarancji. To uzgodnienie ograniczało się do sformułowania ogólnych ram obu państw wobec Turcji. W przypadku zaatakowania ich jednocześnie przez Portę mieli oni sobie pomagać jak to sformułowano "radą i pomocą". W przypadku zaś wyłącznie ataku na jedno z zainteresowanych państw drugie miało użyć swych wpływów dyplomatycznych i mediacji dla powstrzymania agresji. <text:s/>Do aktu pokojowego włączono treść traktatów bytomsko-będzińskich z roku 1589, nowy miał być rodzajem suplementu do niego. W taki sposób rozwiązano pewną kontrowersje z przypisaniu winy za rozpoczęcie wojny i złamania łączącego oba kraje pokoju. Co prawda formalnie to cesarz wypowiedział wojnę, ale jak starali się tłumaczyć jego dyplomaci za sprawą pogwałcenia przez Rzeczpospolitą dotychczasowej przyjaźni. W końcu postanowiono sprawę przemilczeć, winę uznać za obopólną, ale bez precyzowania tego przesadnie w treści układu. Kolejne spory wyrosły w kwestii odszkodowania dla Eleonory Habsburg. W pierwszej chwili <text:soft-page-break/>cesarscy delegaci wysunęli żądanie zachowania przy niej tytułu Królowej Polski oraz wypłacenia jej 35 000 dukatów, tj. ok. 600 000 złotych. W kurach mówiono, iż roszczenia finansowe uznano by za niebyłe, gdyby Sobieski rozwiódł się z Marysieńką i ożenił z Eleonorą. Ta mogła by u wnieść ziemie Śląskie i ścisły układ sojuszniczy z cesarzem. O tym jednak nie było mowy, oficjalnie tej sprawy oczywiście nie podniesiono wśród delegatów. Jednak Polacy żądania finansowe uznali za wygórowane, byli skłonni wypłacić jedynie 150 000zł. Austriacy odpowiadali, iż Eleonora w Warszawie zostawiła też sporo klejnotów i zdeponowanych kapitałów, na co twierdzono, iż to nie prawda, gdyż wszystko wywiozła. Spraw utknęła na jakiś czas. Dopiero podczas prywatnej rozmowy w dniu 1 maja między biskupem krakowskim Andrzejem Trzebnickiem a Grafem Harrach osiągnięto zgodę w sprawie odszkodowania. Jan III zobowiązywał się wypłacić sumy posagowe Eleonorze ustalone na kwotę 200 000zł i zabezpieczone dożywotnie na Żywiecczyźnie. W skład tego uposażenia wchodziły dobra suskie, ślemieńskie i żywieckie, odziedziczone przez Rzeczpospolitą, po śmierci Jana Kazimierza, który z kolei potrzymał je w spadku po matce i bracie. Oceniano, iż sprawnie administrowane będą przynosiły znacznie większy dochód niż zapisany w traktacie Eleonorze, dlatego strona cesarska na tą propozycję przystała. <text:s/>Przekazanie tych ziem miało odbyć się pod warunkiem, że ta zrzeka się na przyszłości jakichkolwiek pretensji wobec Polski - materialnych czy 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Strony ustąpiły wzajemnie swe dawne pretensje finansowe - to jest Austriacy ustąpili z prawa dzierżawienia zup wielickich tytułem pożyczki pochodzącej z czasu wojny polsko-szwedzkiej za Jana Kazimierza, zaś Polacy żądań wypłacenia nieuregulowanych przez prawie sto lat sum neapolitańskich, jakie widniały na majątku Habsburgów. </text:p>
      <text:p text:style-name="P16">Kolejną sprawą był opór dyplomatów cesarskich w daniu jasnych deklaracji wobec statusu Prus, na czym Polakom bardzo zależało. Dowodzili uparcie o swych prawach <text:soft-page-break/>do tych ziem i odebraniu ich po prostu, oraz wskazywaniu, iż traktaty welawsko-bydgoskie były bez prawne, nie zyskały sankcji Rzeczypospolitej, zatem nie ma podstaw za uznawanie suwerenności brandenburskiej na ich terytorium. Argumenty te jednak słabo przekonywały drugą stronę. Byli raczej za zmuszeniem Sobieskiego do przyjęcia mediacji zagranicznych pod kierownictwem cesarza dla rozstrzygnięcia sprawy przyszłości Prus, na co strona polska zgodzić się nie mogła, bowiem oznaczało to by wycofania się z własnych tak uparcie forsowanych przekonań o Prusach Księżych, jako immanentnej części Korony Polskiej. Polacy wysunęli zatem propozycję, w dniu 14 maja, aby do traktatu wpisać zapis, iż nie mają oni żadnych roszczeń wobec ziem wchodzących w skład Rzeszy, a przyjmując "łaskę mediacji cesarskiej" zastrzegają, iż ma ona dotyczyć sprawy pokoju z Fryderykiem Wilhelmem, jako takim, bez osobnego wymienienie Prus, które są częścią Korony Polskiej. Austriacy na to przystali dochodząc do wniosku, iż odstąpienie Sobieskiego od wpierania Węgrów i uznanie cesarskiego pośrednictwa w negocjacjach pokojowych z Brandenburgią, na trwale wyrywa RON z obozu francuskiego i neutralizuje zagrożenie z jej strony dla interesów habsburskich. Po myśli strony polskiej energicznie działał legat papieski przekonując, iż to ustępstwo nienaruszające w żaden sposób interesów cesarskich pozwala zyskać nowe polityczne możliwości wobec Jana III i Fryderyka Wilhelma. </text:p>
      <text:p text:style-name="P16">W myśl tego punktu, cesarz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text:p>
      <text:p text:style-name="P16">Po zawarciu pokoju misja legata papieskiego <text:span text:style-name="T2">Francesco Buonvisi'ego dobiegła końca. </text:span><text:soft-page-break/><text:span text:style-name="T2">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text:span><text:span text:style-name="T2">konfliktu z cesarzem Leopoldem. Tylko konieczność utrzymywania w Warszawie </text:span><text:span text:style-name="T2">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ieskiego w randze ambasadorskiej do Rzeczpospolitej nie wysłano aż do roku 1681. Interes papieża reprezentował niższej rangi przedstawicielstwo w osobie biskupa Koryntu Francesco Martelli'ego (1633- 1717), który do Polski przyjechał wiosną 1678roku. </text:span></text:p>
      <text:p text:style-name="P17"><text:span text:style-name="T3">Już jesienią na dworze wiedeńskim zaczął przeważa pogląd, iż sojusz </text:span><text:span text:style-name="T4">z 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sławny wódz Raimondo Montecuccoli (1609-1680), nie składał jednoznacznych deklaracji politycznych, ale wskazywał na front nad Renem jako kluczowy, a sprawę poskromienia węgierskich za ważniejszą strategicznie, niż </text:span><text:soft-page-break/><text:span text:style-name="T4">prowadzenie wojny z Rzeczpospolitą. W tym czasie, na wiosnę 1676roku Ludwik XIV prowadził groźną ofensywę w Fryzji, a nad Renem ks. Karolowi Lotaryńskiemu brakowało żołnierzy, aby własną kontrofensywą osłabić agresywne działania Francuzów. Co prawda Fryderyk Wilhelm przez cały czas prowadząc dwulicową </text:span><text:span text:style-name="T4">politykę, wysyłał swoich dyplomatów, aby przekonać cesarza do kontynuowania wojny i przekazania mu jeszcze większe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3">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text:span><text:soft-page-break/><text:span text:style-name="T3">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text:span><text:span text:style-name="T3">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ę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text:span><text:soft-page-break/><text:span text:style-name="T3">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28T20:33:05.15</dc:date>
    <meta:editing-duration>PT22H21M25S</meta:editing-duration>
    <meta:editing-cycles>60</meta:editing-cycles>
    <meta:generator>OpenOffice/4.0.1$Win32 OpenOffice.org_project/401m5$Build-9714</meta:generator>
    <meta:document-statistic meta:table-count="0" meta:image-count="0" meta:object-count="0" meta:page-count="66" meta:paragraph-count="470" meta:word-count="17813" meta:character-count="130273"/>
  </office:meta>
</office:document-meta>
</file>